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gif" manifest:full-path="Pictures/10000000000001E000000064737C6475.gif"/>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paragraph-properties fo:break-before="page"/>
    </style:style>
    <style:style style:name="P11" style:family="paragraph" style:parent-style-name="Tabelltext">
      <style:text-properties fo:font-weight="bold" style:font-weight-asian="bold"/>
    </style:style>
    <style:style style:name="P12" style:family="paragraph" style:parent-style-name="Standard">
      <style:paragraph-properties fo:margin-left="0.079cm" fo:margin-right="0cm"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style:font-name="Arial"/>
    </style:style>
    <style:style style:name="P16" style:family="paragraph" style:parent-style-name="Standard">
      <style:paragraph-properties fo:margin-left="0cm" fo:margin-right="0cm" fo:text-indent="0cm" style:auto-text-indent="false"/>
      <style:text-properties style:font-name="Courier"/>
    </style:style>
    <style:style style:name="P17" style:family="paragraph" style:parent-style-name="Preformatted_20_Text">
      <style:paragraph-properties fo:margin-left="0cm" fo:margin-right="0cm" fo:text-indent="0cm" style:auto-text-indent="false"/>
    </style:style>
    <style:style style:name="P18" style:family="paragraph" style:parent-style-name="Table_20_Heading">
      <style:paragraph-properties fo:margin-left="0cm" fo:margin-right="0cm" fo:text-align="start" style:justify-single-word="false" fo:text-indent="0cm" style:auto-text-indent="false"/>
    </style:style>
    <style:style style:name="P19" style:family="paragraph" style:parent-style-name="Table_20_Contents">
      <style:paragraph-properties fo:margin-left="0cm" fo:margin-right="0cm" fo:text-indent="0cm" style:auto-text-indent="false"/>
    </style:style>
    <style:style style:name="P20" style:family="paragraph" style:parent-style-name="Standard">
      <style:paragraph-properties fo:margin-left="1.501cm" fo:margin-right="0cm" fo:text-indent="0cm" style:auto-text-indent="false"/>
    </style:style>
    <style:style style:name="P21" style:family="paragraph" style:parent-style-name="Text_20_body">
      <style:paragraph-properties fo:margin-left="1cm" fo:margin-right="0cm" fo:text-indent="0cm" style:auto-text-indent="false"/>
    </style:style>
    <style:style style:name="P22" style:family="paragraph" style:parent-style-name="Standard">
      <style:paragraph-properties fo:margin-left="6.9cm" fo:margin-right="0cm" fo:text-indent="2.3cm" style:auto-text-indent="false"/>
    </style:style>
    <style:style style:name="P23" style:family="paragraph" style:parent-style-name="Preformatted_20_Text">
      <style:text-properties style:font-name="Courier"/>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style:font-name="Courier 10 Pitch1"/>
    </style:style>
    <style:style style:name="P26" style:family="paragraph" style:parent-style-name="Code">
      <style:text-properties style:font-name="Courier 10 Pitch1"/>
    </style:style>
    <style:style style:name="P27" style:family="paragraph" style:parent-style-name="Text_20_body">
      <style:text-properties style:font-name="Courier 10 Pitch1"/>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5.647cm" style:type="right" style:leader-style="dotted" style:leader-text="."/>
        </style:tab-stops>
      </style:paragraph-properties>
    </style:style>
    <style:style style:name="P30" style:family="paragraph" style:parent-style-name="Table_20_Heading">
      <style:paragraph-properties fo:text-align="start" style:justify-single-word="false"/>
    </style:style>
    <style:style style:name="P31" style:family="paragraph" style:parent-style-name="Standard" style:master-page-name="Standard">
      <style:paragraph-properties style:page-number="auto"/>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text-properties fo:font-size="12pt" fo:font-weight="normal" style:font-size-asian="12pt" style:font-weight-asian="normal" style:font-size-complex="12pt" style:font-weight-complex="normal"/>
    </style:style>
    <style:style style:name="P36" style:family="paragraph" style:parent-style-name="Standard">
      <style:text-properties officeooo:paragraph-rsid="000da266"/>
    </style:style>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Text_20_body" style:list-style-name="L8"/>
    <style:style style:name="P44" style:family="paragraph" style:parent-style-name="Heading_20_2">
      <style:text-properties style:font-name="Courier"/>
    </style:style>
    <style:style style:name="P45" style:family="paragraph" style:parent-style-name="Heading_20_4">
      <style:text-properties fo:font-weight="normal" style:font-weight-asian="normal"/>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4bfe4e"/>
    </style:style>
    <style:style style:name="T6" style:family="text">
      <style:text-properties officeooo:rsid="0001e6ce"/>
    </style:style>
    <style:style style:name="T7" style:family="text">
      <style:text-properties officeooo:rsid="000da266"/>
    </style:style>
    <style:style style:name="T8"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67"><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4"><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6">Copyright © 200<text:span text:style-name="T7">5-2013</text:span> SSAB <text:span text:style-name="T7">EMEA</text:span>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Introduction<text:tab/>6</text:p>
          <text:p text:style-name="P28">Starting rt_rtt<text:tab/>7</text:p>
          <text:p text:style-name="P29">Arguments<text:tab/>7</text:p>
          <text:p text:style-name="P29">Navigation<text:tab/>8</text:p>
          <text:p text:style-name="P28">Database<text:tab/>9</text:p>
          <text:p text:style-name="P29">Show object<text:tab/>10</text:p>
          <text:p text:style-name="P29">Debug picture<text:tab/>11</text:p>
          <text:p text:style-name="P29">Collection picture<text:tab/>11</text:p>
          <text:p text:style-name="P28">Alamlist<text:tab/>13</text:p>
          <text:p text:style-name="P28">Eventlist<text:tab/>14</text:p>
          <text:p text:style-name="P28">System pictures<text:tab/>15</text:p>
          <text:p text:style-name="P29">SHOW SYSTEM<text:tab/>15</text:p>
          <text:p text:style-name="P29">PLCPGM<text:tab/>15</text:p>
          <text:p text:style-name="P29">GRAFCET<text:tab/>15</text:p>
          <text:p text:style-name="P29">DEVICE<text:tab/>15</text:p>
          <text:p text:style-name="P29">PLCTHREAD<text:tab/>15</text:p>
          <text:p text:style-name="P29">PID<text:tab/>15</text:p>
          <text:p text:style-name="P29">LOGGNING<text:tab/>16</text:p>
          <text:p text:style-name="P29">NETHANDLER<text:tab/>16</text:p>
          <text:p text:style-name="P29">SHOW NODES<text:tab/>16</text:p>
          <text:p text:style-name="P29">SHOW SUBCLIENT<text:tab/>16</text:p>
          <text:p text:style-name="P29">SHOW SUBSERVER<text:tab/>16</text:p>
          <text:p text:style-name="P29">QCOM<text:tab/>16</text:p>
          <text:p text:style-name="P29">QCOM NODES<text:tab/>17</text:p>
          <text:p text:style-name="P29">QCOM APPLICATIONS<text:tab/>17</text:p>
          <text:p text:style-name="P29">SHOW POOL<text:tab/>17</text:p>
          <text:p text:style-name="P28">Store<text:tab/>18</text:p>
          <text:p text:style-name="P28">Logging<text:tab/>19</text:p>
          <text:p text:style-name="P29">Continous logging<text:tab/>19</text:p>
          <text:p text:style-name="P29">Event logging<text:tab/>19</text:p>
          <text:p text:style-name="P28"><text:s/>Commandfiles in rtt<text:tab/>20</text:p>
          <text:p text:style-name="P29">Create a command file<text:tab/>20</text:p>
          <text:p text:style-name="P29">Execute a command file<text:tab/>20</text:p>
          <text:p text:style-name="P28">Rtt configuration<text:tab/>21</text:p>
          <text:p text:style-name="P29">Configuration object<text:tab/>21</text:p>
          <text:p text:style-name="P29">Alarm list configuration<text:tab/>21</text:p>
          <text:p text:style-name="P29">Interpretation of transbuffers<text:tab/>21</text:p>
          <text:p text:style-name="P28">Create menues<text:tab/>22</text:p>
          <text:p text:style-name="P28">Crossreferences<text:tab/>23</text:p>
          <text:p text:style-name="P29">Arithm-kod<text:tab/>23</text:p>
          <text:p text:style-name="P28">Commands<text:tab/>24</text:p>
          <text:p text:style-name="P28">add<text:tab/>25</text:p>
          <text:p text:style-name="P29">add parameter<text:tab/>25</text:p>
          <text:p text:style-name="P29">add debug<text:tab/>25</text:p>
          <text:p text:style-name="P29">add menu<text:tab/>25</text:p>
          <text:p text:style-name="P28">alarm<text:tab/>27</text:p>
          <text:p text:style-name="P29">alarm send<text:tab/>27</text:p>
          <text:p text:style-name="P29">alarm print<text:tab/>27</text:p>
          <text:p text:style-name="P29">alarm show<text:tab/>27</text:p>
          <text:p text:style-name="P29">alarm list<text:tab/>27</text:p>
          <text:p text:style-name="P28">class<text:tab/>28</text:p>
          <text:p text:style-name="P28">collect<text:tab/>29</text:p>
          <text:p text:style-name="P29">collect<text:tab/>29</text:p>
          <text:p text:style-name="P29">collect clear<text:tab/>29</text:p>
          <text:p text:style-name="P29">collect show<text:tab/>29</text:p>
          <text:p text:style-name="P28">create<text:tab/>30</text:p>
          <text:p text:style-name="P29">create object<text:tab/>30</text:p>
          <text:p text:style-name="P29">create menu<text:tab/>30</text:p>
          <text:p text:style-name="P28">crossreference<text:tab/>31</text:p>
          <text:p text:style-name="P28">debug<text:tab/>32</text:p>
          <text:p text:style-name="P29">debug signals<text:tab/>32</text:p>
          <text:p text:style-name="P29"><text:soft-page-break/>debug objects<text:tab/>32</text:p>
          <text:p text:style-name="P29">debug children<text:tab/>32</text:p>
          <text:p text:style-name="P28">define<text:tab/>34</text:p>
          <text:p text:style-name="P29">System symbols<text:tab/>34</text:p>
          <text:p text:style-name="P29">Value assignment<text:tab/>34</text:p>
          <text:p text:style-name="P29">Fetch attribute values from the database<text:tab/>34</text:p>
          <text:p text:style-name="P28">delete<text:tab/>36</text:p>
          <text:p text:style-name="P29">delete object<text:tab/>36</text:p>
          <text:p text:style-name="P28">directory<text:tab/>37</text:p>
          <text:p text:style-name="P28">exit<text:tab/>38</text:p>
          <text:p text:style-name="P28">help<text:tab/>39</text:p>
          <text:p text:style-name="P28">learn<text:tab/>40</text:p>
          <text:p text:style-name="P29">learn start<text:tab/>40</text:p>
          <text:p text:style-name="P29">learn stop<text:tab/>40</text:p>
          <text:p text:style-name="P28">logging<text:tab/>41</text:p>
          <text:p text:style-name="P29">logging create<text:tab/>41</text:p>
          <text:p text:style-name="P29">logging set<text:tab/>42</text:p>
          <text:p text:style-name="P29">logging delete<text:tab/>42</text:p>
          <text:p text:style-name="P29">logging start<text:tab/>42</text:p>
          <text:p text:style-name="P29">logging stop<text:tab/>42</text:p>
          <text:p text:style-name="P29">logging store<text:tab/>43</text:p>
          <text:p text:style-name="P29">logging show<text:tab/>43</text:p>
          <text:p text:style-name="P28">login<text:tab/>44</text:p>
          <text:p text:style-name="P28">page<text:tab/>45</text:p>
          <text:p text:style-name="P28">monitor grafcet<text:tab/>46</text:p>
          <text:p text:style-name="P28">plcscan<text:tab/>47</text:p>
          <text:p text:style-name="P28">print<text:tab/>48</text:p>
          <text:p text:style-name="P28">say<text:tab/>49</text:p>
          <text:p text:style-name="P28">search<text:tab/>50</text:p>
          <text:p text:style-name="P28">setup<text:tab/>51</text:p>
          <text:p text:style-name="P28">show<text:tab/>52</text:p>
          <text:p text:style-name="P29">show nodes<text:tab/>52</text:p>
          <text:p text:style-name="P29">show subcli<text:tab/>52</text:p>
          <text:p text:style-name="P29">show subsrv<text:tab/>53</text:p>
          <text:p text:style-name="P29">show error<text:tab/>53</text:p>
          <text:p text:style-name="P29">show plcpgm<text:tab/>53</text:p>
          <text:p text:style-name="P29">show grafcet<text:tab/>53</text:p>
          <text:p text:style-name="P29">show device<text:tab/>53</text:p>
          <text:p text:style-name="P29">show plcthread<text:tab/>53</text:p>
          <text:p text:style-name="P29">show pid<text:tab/>54</text:p>
          <text:p text:style-name="P29">show logging<text:tab/>54</text:p>
          <text:p text:style-name="P29">show nmps<text:tab/>54</text:p>
          <text:p text:style-name="P29">show remnode<text:tab/>55</text:p>
          <text:p text:style-name="P29">show remtrans<text:tab/>55</text:p>
          <text:p text:style-name="P29">show object<text:tab/>55</text:p>
          <text:p text:style-name="P29">show parameter<text:tab/>56</text:p>
          <text:p text:style-name="P29">show class<text:tab/>56</text:p>
          <text:p text:style-name="P29">show hierarchy<text:tab/>56</text:p>
          <text:p text:style-name="P29">show signals<text:tab/>56</text:p>
          <text:p text:style-name="P29">show step<text:tab/>57</text:p>
          <text:p text:style-name="P29">show conversion<text:tab/>57</text:p>
          <text:p text:style-name="P29">show invert<text:tab/>57</text:p>
          <text:p text:style-name="P29">show file<text:tab/>58</text:p>
          <text:p text:style-name="P29">show alarm<text:tab/>58</text:p>
          <text:p text:style-name="P29">show event<text:tab/>58</text:p>
          <text:p text:style-name="P29">show symbol<text:tab/>58</text:p>
          <text:p text:style-name="P29">show user<text:tab/>58</text:p>
          <text:p text:style-name="P28">store<text:tab/>59</text:p>
          <text:p text:style-name="P28">set<text:tab/>60</text:p>
          <text:p text:style-name="P29">set pwrp_alias<text:tab/>60</text:p>
          <text:p text:style-name="P29">set alarmmessage<text:tab/>60</text:p>
          <text:p text:style-name="P29">set alarmbeep<text:tab/>60</text:p>
          <text:p text:style-name="P29">set parameter<text:tab/>60</text:p>
          <text:p text:style-name="P29"><text:soft-page-break/>set conversion<text:tab/>61</text:p>
          <text:p text:style-name="P29">set invert<text:tab/>61</text:p>
          <text:p text:style-name="P29">set dotest<text:tab/>61</text:p>
          <text:p text:style-name="P29">set testvalue<text:tab/>61</text:p>
          <text:p text:style-name="P29">set description<text:tab/>62</text:p>
          <text:p text:style-name="P29">set file<text:tab/>62</text:p>
          <text:p text:style-name="P29">set scan<text:tab/>62</text:p>
          <text:p text:style-name="P29">set default<text:tab/>63</text:p>
          <text:p text:style-name="P29">set message<text:tab/>63</text:p>
          <text:p text:style-name="P29">set draw<text:tab/>63</text:p>
          <text:p text:style-name="P28">top<text:tab/>64</text:p>
          <text:p text:style-name="P28">view<text:tab/>65</text:p>
          <text:p text:style-name="P28">wait<text:tab/>66</text:p>
          <text:p text:style-name="P28">Script<text:tab/>67</text:p>
        </text:index-body>
      </text:table-of-content>
      <text:h text:style-name="P45"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xml:id="list251465295"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3"/>
      <text:p text:style-name="P13"/>
      <text:h text:style-name="Heading_20_1" text:outline-level="1">Starting rt_rtt</text:h>
      <text:p text:style-name="Standard"/>
      <text:p text:style-name="Standard"/>
      <text:p text:style-name="Standard"><draw:frame draw:style-name="fr3" draw:name="graphics2" text:anchor-type="paragraph" svg:width="15cm" svg:height="9.668cm" draw:z-index="68"><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1992632718" text:style-name="L2">
        <text:list-item>
          <text:p text:style-name="P32">username and password supplied as arguments to rt_xtt.</text:p>
        </text:list-item>
        <text:list-item>
          <text:p text:style-name="P32">if no arguments is supplied, with the privileges specified in the DefaultXttPriv argument of the Security object.</text:p>
        </text:list-item>
        <text:list-item>
          <text:p text:style-name="P32">if the attribute SetOpsysUser in the Security object is set, <text:s/>the username equals the current Linux user.</text:p>
        </text:list-item>
        <text:list-item>
          <text:p text:style-name="P32">otherwise a login dialog is viewed where username and password is specified.</text:p>
        </text:list-item>
      </text:list>
      <text:p text:style-name="P13"/>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18">Argument</text:p>
          </table:table-cell>
          <table:table-cell table:style-name="Table1.B1" office:value-type="string">
            <text:p text:style-name="P18">Description</text:p>
          </table:table-cell>
        </table:table-row>
        <table:table-row>
          <table:table-cell table:style-name="Table1.A2" office:value-type="string">
            <text:p text:style-name="P19">1</text:p>
          </table:table-cell>
          <table:table-cell table:style-name="Table1.B2" office:value-type="string">
            <text:p text:style-name="P19">Username</text:p>
          </table:table-cell>
        </table:table-row>
        <table:table-row>
          <table:table-cell table:style-name="Table1.A2" office:value-type="string">
            <text:p text:style-name="P19">2</text:p>
          </table:table-cell>
          <table:table-cell table:style-name="Table1.B2" office:value-type="string">
            <text:p text:style-name="P19">Password</text:p>
          </table:table-cell>
        </table:table-row>
        <table:table-row>
          <table:table-cell table:style-name="Table1.A2" office:value-type="string">
            <text:p text:style-name="P19">3</text:p>
          </table:table-cell>
          <table:table-cell table:style-name="Table1.B2" office:value-type="string">
            <text:p text:style-name="P19">Rtt configuration object of class RttConfig. The default configuration object is named RttConfig and positioned below the node object.</text:p>
          </table:table-cell>
        </table:table-row>
        <table:table-row>
          <table:table-cell table:style-name="Table1.A2" office:value-type="string">
            <text:p text:style-name="P19">4</text:p>
          </table:table-cell>
          <table:table-cell table:style-name="Table1.B2" office:value-type="string">
            <text:p text:style-name="P19">A startup script file.</text:p>
          </table:table-cell>
        </table:table-row>
        <table:table-row>
          <table:table-cell table:style-name="Table1.A2" office:value-type="string">
            <text:p text:style-name="P19">5</text:p>
          </table:table-cell>
          <table:table-cell table:style-name="Table1.B2" office:value-type="string">
            <text:p text:style-name="P19">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18">Key</text:p>
          </table:table-cell>
          <table:table-cell table:style-name="Table6.B1" office:value-type="string">
            <text:p text:style-name="P30">Function</text:p>
          </table:table-cell>
        </table:table-row>
        <table:table-row>
          <table:table-cell table:style-name="Table6.A2" office:value-type="string">
            <text:p text:style-name="P17">Arrow keys</text:p>
          </table:table-cell>
          <table:table-cell table:style-name="Table6.B2" office:value-type="string">
            <text:p text:style-name="P17">Navigate in the menu and select an item.</text:p>
          </table:table-cell>
        </table:table-row>
        <table:table-row>
          <table:table-cell table:style-name="Table6.A2" office:value-type="string">
            <text:p text:style-name="P17">Return</text:p>
          </table:table-cell>
          <table:table-cell table:style-name="Table6.B2" office:value-type="string">
            <text:p text:style-name="P17">Execute a function or display a child menu if there is one.</text:p>
          </table:table-cell>
        </table:table-row>
        <table:table-row>
          <table:table-cell table:style-name="Table6.A2" office:value-type="string">
            <text:p text:style-name="P17">Ctrl/A or F1</text:p>
          </table:table-cell>
          <table:table-cell table:style-name="Table6.B2" office:value-type="string">
            <text:p text:style-name="P17">Execute some function if specified.</text:p>
          </table:table-cell>
        </table:table-row>
        <table:table-row>
          <table:table-cell table:style-name="Table6.A2" office:value-type="string">
            <text:p text:style-name="P17">Ctrl/T or F2</text:p>
          </table:table-cell>
          <table:table-cell table:style-name="Table6.B2" office:value-type="string">
            <text:p text:style-name="P17">Execute some function if specified.</text:p>
          </table:table-cell>
        </table:table-row>
        <table:table-row>
          <table:table-cell table:style-name="Table6.A2" office:value-type="string">
            <text:p text:style-name="P17">Ctrl/E or F3</text:p>
          </table:table-cell>
          <table:table-cell table:style-name="Table6.B2" office:value-type="string">
            <text:p text:style-name="P17">Set the value of the current item.</text:p>
          </table:table-cell>
        </table:table-row>
        <table:table-row>
          <table:table-cell table:style-name="Table6.A2" office:value-type="string">
            <text:p text:style-name="P17">Ctrl/R or F4</text:p>
          </table:table-cell>
          <table:table-cell table:style-name="Table6.B2" office:value-type="string">
            <text:p text:style-name="P17">Go back to previous menu.</text:p>
          </table:table-cell>
        </table:table-row>
        <table:table-row>
          <table:table-cell table:style-name="Table6.A2" office:value-type="string">
            <text:p text:style-name="P17">Page Down or Ctrl/F</text:p>
          </table:table-cell>
          <table:table-cell table:style-name="Table6.B2" office:value-type="string">
            <text:p text:style-name="P17">Go to next page of the menu.</text:p>
          </table:table-cell>
        </table:table-row>
        <table:table-row>
          <table:table-cell table:style-name="Table6.A2" office:value-type="string">
            <text:p text:style-name="P17">Page Up or Ctrl/D</text:p>
          </table:table-cell>
          <table:table-cell table:style-name="Table6.B2" office:value-type="string">
            <text:p text:style-name="P17">Go to previous page of the menu.</text:p>
          </table:table-cell>
        </table:table-row>
        <table:table-row>
          <table:table-cell table:style-name="Table6.A2" office:value-type="string">
            <text:p text:style-name="P17">Ctrl/Z</text:p>
          </table:table-cell>
          <table:table-cell table:style-name="Table6.B2" office:value-type="string">
            <text:p text:style-name="P17">Back to root menu.</text:p>
          </table:table-cell>
        </table:table-row>
        <table:table-row>
          <table:table-cell table:style-name="Table6.A2" office:value-type="string">
            <text:p text:style-name="P17">Ctrl/W</text:p>
          </table:table-cell>
          <table:table-cell table:style-name="Table6.B2" office:value-type="string">
            <text:p text:style-name="P17">Redraw the picture.</text:p>
          </table:table-cell>
        </table:table-row>
        <table:table-row>
          <table:table-cell table:style-name="Table6.A2" office:value-type="string">
            <text:p text:style-name="P17">Ctrl/H</text:p>
          </table:table-cell>
          <table:table-cell table:style-name="Table6.B2" office:value-type="string">
            <text:p text:style-name="P17">Help.</text:p>
          </table:table-cell>
        </table:table-row>
        <table:table-row>
          <table:table-cell table:style-name="Table6.A2" office:value-type="string">
            <text:p text:style-name="P17">Delete</text:p>
          </table:table-cell>
          <table:table-cell table:style-name="Table6.B2" office:value-type="string">
            <text:p text:style-name="P17">Delete an item in the menu.</text:p>
          </table:table-cell>
        </table:table-row>
        <table:table-row>
          <table:table-cell table:style-name="Table6.A2" office:value-type="string">
            <text:p text:style-name="P17">Ctrl/B</text:p>
          </table:table-cell>
          <table:table-cell table:style-name="Table6.B2" office:value-type="string">
            <text:p text:style-name="P17">Command mode.</text:p>
          </table:table-cell>
        </table:table-row>
        <table:table-row>
          <table:table-cell table:style-name="Table6.A2" office:value-type="string">
            <text:p text:style-name="P17">Ctrl/K</text:p>
          </table:table-cell>
          <table:table-cell table:style-name="Table6.B2" office:value-type="string">
            <text:p text:style-name="P17">Acknowledge last alarm.</text:p>
          </table:table-cell>
        </table:table-row>
        <table:table-row>
          <table:table-cell table:style-name="Table6.A2" office:value-type="string">
            <text:p text:style-name="P17">Ctrl/L</text:p>
          </table:table-cell>
          <table:table-cell table:style-name="Table6.B2" office:value-type="string">
            <text:p text:style-name="P17">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9"><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18">Key</text:p>
          </table:table-cell>
          <table:table-cell table:style-name="Table7.B1" office:value-type="string">
            <text:p text:style-name="P18">Function</text:p>
          </table:table-cell>
        </table:table-row>
        <table:table-row>
          <table:table-cell table:style-name="Table7.A2" office:value-type="string">
            <text:p text:style-name="P17">Arrow keys</text:p>
          </table:table-cell>
          <table:table-cell table:style-name="Table7.B2" office:value-type="string">
            <text:p text:style-name="P17">Show the attributes of the object. Navigate in the menu and select an object.</text:p>
          </table:table-cell>
        </table:table-row>
        <table:table-row>
          <table:table-cell table:style-name="Table7.A2" office:value-type="string">
            <text:p text:style-name="P17">Return</text:p>
          </table:table-cell>
          <table:table-cell table:style-name="Table7.B2" office:value-type="string">
            <text:p text:style-name="P17">Display the children in the object hierarchy of the object.</text:p>
          </table:table-cell>
        </table:table-row>
        <table:table-row>
          <table:table-cell table:style-name="Table7.A2" office:value-type="string">
            <text:p text:style-name="P17">Ctrl/A or F1</text:p>
          </table:table-cell>
          <table:table-cell table:style-name="Table7.B2" office:value-type="string">
            <text:p text:style-name="P17">Show the attributes of the object.</text:p>
          </table:table-cell>
        </table:table-row>
        <table:table-row>
          <table:table-cell table:style-name="Table7.A2" office:value-type="string">
            <text:p text:style-name="P17">Ctrl/T or F2</text:p>
          </table:table-cell>
          <table:table-cell table:style-name="Table7.B2" office:value-type="string">
            <text:p text:style-name="P17">Debug the children of the object.</text:p>
          </table:table-cell>
        </table:table-row>
        <table:table-row>
          <table:table-cell table:style-name="Table7.A2" office:value-type="string">
            <text:p text:style-name="P17">Ctrl/E or F3</text:p>
          </table:table-cell>
          <table:table-cell table:style-name="Table7.B2" office:value-type="string">
            <text:p text:style-name="P17">Set the value of an attribute.</text:p>
          </table:table-cell>
        </table:table-row>
        <table:table-row>
          <table:table-cell table:style-name="Table7.A2" office:value-type="string">
            <text:p text:style-name="P17">Ctrl/R or F4</text:p>
          </table:table-cell>
          <table:table-cell table:style-name="Table7.B2" office:value-type="string">
            <text:p text:style-name="P17">Go back to previous menu.</text:p>
          </table:table-cell>
        </table:table-row>
        <table:table-row>
          <table:table-cell table:style-name="Table7.A2" office:value-type="string">
            <text:p text:style-name="P17">Page Down or Ctrl/F</text:p>
          </table:table-cell>
          <table:table-cell table:style-name="Table7.B2" office:value-type="string">
            <text:p text:style-name="P17">Go to next page of the menu.</text:p>
          </table:table-cell>
        </table:table-row>
        <table:table-row>
          <table:table-cell table:style-name="Table7.A2" office:value-type="string">
            <text:p text:style-name="P17">Page Up or Ctrl/D</text:p>
          </table:table-cell>
          <table:table-cell table:style-name="Table7.B2" office:value-type="string">
            <text:p text:style-name="P17">Go to previous page of the menu.</text:p>
          </table:table-cell>
        </table:table-row>
        <table:table-row>
          <table:table-cell table:style-name="Table7.A2" office:value-type="string">
            <text:p text:style-name="P17">Ctrl/Z</text:p>
          </table:table-cell>
          <table:table-cell table:style-name="Table7.B2" office:value-type="string">
            <text:p text:style-name="P17">Back to root menu.</text:p>
          </table:table-cell>
        </table:table-row>
        <table:table-row>
          <table:table-cell table:style-name="Table7.A2" office:value-type="string">
            <text:p text:style-name="P17">Ctrl/W</text:p>
          </table:table-cell>
          <table:table-cell table:style-name="Table7.B2" office:value-type="string">
            <text:p text:style-name="P17">Redraw the picture.</text:p>
          </table:table-cell>
        </table:table-row>
        <table:table-row>
          <table:table-cell table:style-name="Table7.A2" office:value-type="string">
            <text:p text:style-name="P17">Ctrl/H</text:p>
          </table:table-cell>
          <table:table-cell table:style-name="Table7.B2" office:value-type="string">
            <text:p text:style-name="P17">Help.</text:p>
          </table:table-cell>
        </table:table-row>
        <table:table-row>
          <table:table-cell table:style-name="Table7.A2" office:value-type="string">
            <text:p text:style-name="P17">Delete</text:p>
          </table:table-cell>
          <table:table-cell table:style-name="Table7.B2" office:value-type="string">
            <text:p text:style-name="P17">Delete an item in the menu.</text:p>
          </table:table-cell>
        </table:table-row>
        <table:table-row>
          <table:table-cell table:style-name="Table7.A2" office:value-type="string">
            <text:p text:style-name="P17">Ctrl/B</text:p>
          </table:table-cell>
          <table:table-cell table:style-name="Table7.B2" office:value-type="string">
            <text:p text:style-name="P17">Command mode.</text:p>
          </table:table-cell>
        </table:table-row>
        <table:table-row>
          <table:table-cell table:style-name="Table7.A2" office:value-type="string">
            <text:p text:style-name="P17">Ctrl/K</text:p>
          </table:table-cell>
          <table:table-cell table:style-name="Table7.B2" office:value-type="string">
            <text:p text:style-name="P17">Acknowledge last alarm.</text:p>
          </table:table-cell>
        </table:table-row>
        <table:table-row>
          <table:table-cell table:style-name="Table7.A2" office:value-type="string">
            <text:p text:style-name="P17">Ctrl/L</text:p>
          </table:table-cell>
          <table:table-cell table:style-name="Table7.B2" office:value-type="string">
            <text:p text:style-name="P17">Show or hide description attribute.</text:p>
          </table:table-cell>
        </table:table-row>
        <text:soft-page-break/>
        <table:table-row>
          <table:table-cell table:style-name="Table7.A2" office:value-type="string">
            <text:p text:style-name="P17">Ctrl/V</text:p>
          </table:table-cell>
          <table:table-cell table:style-name="Table7.B2" office:value-type="string">
            <text:p text:style-name="P17">Insert selected object into collection picture.</text:p>
          </table:table-cell>
        </table:table-row>
        <table:table-row>
          <table:table-cell table:style-name="Table7.A2" office:value-type="string">
            <text:p text:style-name="P17">Ctrl/N</text:p>
          </table:table-cell>
          <table:table-cell table:style-name="Table7.B2" office:value-type="string">
            <text:p text:style-name="P17">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70"><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1">Key</text:p>
          </table:table-cell>
          <table:table-cell table:style-name="Table2.B1" office:value-type="string">
            <text:p text:style-name="P11">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7">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7">Show collection picture.</text:p>
          </table:table-cell>
        </table:table-row>
        <table:table-row>
          <table:table-cell table:style-name="Table2.A2" office:value-type="string">
            <text:p text:style-name="Tabelltext">Ctrl/K</text:p>
          </table:table-cell>
          <table:table-cell table:style-name="Table2.B2" office:value-type="string">
            <text:p text:style-name="P17">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1">Key</text:p>
          </table:table-cell>
          <table:table-cell table:style-name="Table3.B1" office:value-type="string">
            <text:p text:style-name="P11">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1"><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2"><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3"><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91869630" text:style-name="L3">
        <text:list-item>
          <text:p text:style-name="P33">Collect the attributes that are to be logged into the collection picture.</text:p>
        </text:list-item>
        <text:list-item>
          <text:p text:style-name="P33">Enter the logging picture, and select a free entry with PageUp/PageDown.</text:p>
        </text:list-item>
        <text:list-item>
          <text:p text:style-name="P33">Set scan time for the logging by selecting 'Time' with the arrow keys and change the value with Ctrl/E. The time is in ms. </text:p>
        </text:list-item>
        <text:list-item>
          <text:p text:style-name="P33">The filename can be changed, if another name than the default name is desired.</text:p>
        </text:list-item>
        <text:list-item>
          <text:p text:style-name="P33">Set type of logging in 'Type'. Type can be 'Cont' or 'Event'. 'Cont' will log the values continously with the specified scantime. 'Event' will log a value when it is changed.</text:p>
        </text:list-item>
        <text:list-item>
          <text:p text:style-name="P33">Select 'Insert' and press Ctrl/A to insert the attributes into the collection picture.</text:p>
        </text:list-item>
        <text:list-item>
          <text:p text:style-name="P33">Select 'Start' and press Ctrl/A to start the logging. The text 'ACTIVE' is flashing when the logging is started.</text:p>
        </text:list-item>
        <text:list-item>
          <text:p text:style-name="P33">Stopp the logging by selecting 'Stop' and press Ctrl/A. </text:p>
        </text:list-item>
        <text:list-item>
          <text:p text:style-name="P33">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1">Parameter</text:p>
          </table:table-cell>
          <table:table-cell table:style-name="Table5.B1" office:value-type="string">
            <text:p text:style-name="P11">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2"><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2105556712" text:style-name="L4">
        <text:list-item>
          <text:p text:style-name="P34">Collect a number of attributes into the collection picture. </text:p>
        </text:list-item>
        <text:list-item>
          <text:p text:style-name="P34">Enter the collection picture and write the command (Ctrl/B) pwr_rtt&gt; store/collect sto1</text:p>
        </text:list-item>
        <text:list-item>
          <text:p text:style-name="P34">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599644864"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3"/>
      <text:p text:style-name="Standard">Commands to build a debug picture:</text:p>
      <text:p text:style-name="P20"/>
      <text:list xml:id="list1312512824"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6"/>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4">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6">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3"/>
      <text:p text:style-name="Code">pwr_rtt&gt; collect show</text:p>
      <text:p text:style-name="P13"/>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4">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7"/>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2"/>
      <text:p text:style-name="Text_20_body"/>
      <text:p text:style-name="Text_20_body">Search for a string in AArithm, DArithm, CArithm or DataArithm code. </text:p>
      <text:p text:style-name="Code">pwr_rtt&gt; crossreference /string= [/brief] [/case_sensitive]</text:p>
      <text:p text:style-name="P27"/>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5"/>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5">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7"/>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836982773"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48125798" text:continue-list="list1836982773"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3"/>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5">pwr_rtt&gt; plcscan /on [/hierarchy=] [/all] </text:p>
      <text:p text:style-name="P25">pwr_rtt&gt; plcscan /off [/hierarchy=] [/all]</text:p>
      <text:p text:style-name="P25"/>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3"/>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1">To monitor grafcet sequences do this:</text:p>
      <text:p text:style-name="P21">- mark the plcpgm by positioning the cursor on the plcpgm and press return. Four plcpgm's can be monitored at the same time.</text:p>
      <text:list xml:id="list200187542" text:style-name="L8">
        <text:list-item>
          <text:list>
            <text:list-item>
              <text:list>
                <text:list-header>
                  <text:p text:style-name="P43">-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4">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draw:text-box fo:min-height="0.041cm"><text:p text:style-name="Footer"><text:span text:style-name="Page_20_Number"><text:page-number text:select-page="current">6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3-11-15T14:09:46</dc:date>
    <meta:print-date>2004-02-13T13:04:00</meta:print-date>
    <dc:language>en-US</dc:language>
    <meta:editing-cycles>41</meta:editing-cycles>
    <meta:editing-duration>PT36H39M49S</meta:editing-duration>
    <meta:document-statistic meta:table-count="6" meta:image-count="7" meta:object-count="0" meta:page-count="67" meta:paragraph-count="1214" meta:word-count="8348" meta:character-count="50952"/>
    <meta:user-defined meta:name="Info 1"/>
    <meta:user-defined meta:name="Info 2"/>
    <meta:user-defined meta:name="Info 3"/>
    <meta:user-defined meta:name="Info 4"/>
  </office:meta>
</office:document-meta>
</file>